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10d1" officeooo:paragraph-rsid="000f10d1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60306</text:p>
      <text:p text:style-name="Standard"/>
      <text:p text:style-name="Standard">docker stop ursim_ur12e &amp;&amp; docker rm ursim_ur12e</text:p>
      <text:p text:style-name="Standard"/>
      <text:p text:style-name="Standard"># Restart with Host Network</text:p>
      <text:p text:style-name="Standard">docker run -d \</text:p>
      <text:p text:style-name="Standard"><text:s text:c="2"/>--net=host \</text:p>
      <text:p text:style-name="Standard"><text:s text:c="2"/>-e ROBOT_MODEL=UR12e \</text:p>
      <text:p text:style-name="Standard"><text:s text:c="2"/>-v ~/ursim_programs:/ursim/programs \</text:p>
      <text:p text:style-name="Standard"><text:s text:c="2"/>--name ursim_ur12e \</text:p>
      <text:p text:style-name="Standard"><text:s text:c="2"/>universalrobots/ursim_e-series</text:p>
      <text:p text:style-name="Standard"/>
      <text:p text:style-name="Standard"/>
      <text:p text:style-name="Standard">http://localhost:6080/vnc.html</text:p>
      <text:p text:style-name="Standard"/>
      <text:p text:style-name="Standard">docker start ursim_ur12e</text:p>
      <text:p text:style-name="Standard"/>
      <text:p text:style-name="Standard">ros2 launch ur_robot_driver ur_control.launch.py ur_type:=ur12e robot_ip:=127.0.0.1 use_fake_hardware:=false kinematics_params:=./src/my_ur_description/config/ur12e_calibration.yaml </text:p>
      <text:p text:style-name="Standard"/>
      <text:p text:style-name="Standard"/>
      <text:list xml:id="list1248312224" text:style-name="L1">
        <text:list-item>
          <text:p text:style-name="P2"><text:span text:style-name="T1">Launch Driver:</text:span> <text:span text:style-name="Source_20_Text">ros2 launch ur_robot_driver ur_control.launch.py ur_type:=ur12e robot_ip:=127.0.0.1 use_fake_hardware:=false</text:span></text:p>
        </text:list-item>
      </text:list>
      <text:list xml:id="list3643814513" text:style-name="L2">
        <text:list-item>
          <text:p text:style-name="P3"><text:span text:style-name="T1">Launch MoveIt:</text:span> <text:span text:style-name="Source_20_Text">ros2 launch ur_moveit_config ur_moveit.launch.py ur_type:=ur12e launch_rviz:=true</text:span></text:p>
        </text:list-item>
      </text:list>
      <text:list xml:id="list2797285902" text:style-name="L3">
        <text:list-item>
          <text:p text:style-name="P4"><text:span text:style-name="T1">Run Scene Setup:</text:span> <text:span text:style-name="Source_20_Text">python3 ur12e_move.py </text:span><text:s/>(To make sure the robot doesn't try to move through the table).</text:p>
        </text:list-item>
      </text:list>
      <text:p text:style-name="Standard">sudo socat PTY,link=/tmp/ttyUR,mode=777 PTY,link=/tmp/ttyUR_dummy,mode=77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22:31:00.624257309</meta:creation-date>
    <dc:date>2026-03-08T23:13:17.011581548</dc:date>
    <meta:editing-duration>P1DT22H51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84" meta:character-count="864" meta:non-whitespace-character-count="789"/>
  </office:meta>
</office:document-meta>
</file>